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02124" style:font-name="Roboto" fo:font-size="14pt" fo:letter-spacing="normal" fo:font-style="normal" fo:font-weight="bold" style:font-size-asian="14pt" style:font-weight-asian="bold" style:font-size-complex="14pt" style:font-weight-complex="bold"/>
    </style:style>
    <style:style style:name="P3" style:family="paragraph" style:parent-style-name="Standard">
      <style:paragraph-properties fo:margin-left="0cm" fo:margin-right="0cm" fo:orphans="2" fo:widows="2" fo:text-indent="0cm" style:auto-text-indent="false"/>
      <style:text-properties fo:font-variant="normal" fo:text-transform="none" fo:color="#202124" style:font-name="Roboto" fo:font-size="12pt" fo:letter-spacing="normal" fo:font-style="normal" fo:font-weight="normal"/>
    </style:style>
    <style:style style:name="T1" style:family="text">
      <style:text-properties fo:font-variant="normal" fo:text-transform="none" fo:color="#202124" style:font-name="Roboto"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in Ride Demo</text:p>
      <text:p text:style-name="P3"/>
      <text:p text:style-name="P3"/>
      <text:p text:style-name="P1"><text:span text:style-name="T1">The train will have n number of carriages , n speed, it will read a time table and stop at its stations identified by id train and station respectively. The route will be in the dB with distance between stations recorded. The train will stop and open the doors follow a stop routine that will vary on route type.</text:span><text:line-break/></text:p>
      <text:p text:style-name="P1">EFD</text:p>
      <text:p text:style-name="P1"/>
      <text:p text:style-name="P1">Please refer to this diagram to see the database diagram please feel free to coment.s <text:s/></text:p>
      <text:p text:style-name="P1"/>
      <text:p text:style-name="P1">https://drive.google.com/file/d/1SkQlG4XtF7HNnnHc7jryz_vGNrC9Irn1/view?usp=sharing</text:p>
      <text:p text:style-name="P1"/>
      <text:p text:style-name="P3">VehicleType</text:p>
      <text:p text:style-name="P3">id</text:p>
      <text:p text:style-name="P1"><text:span text:style-name="T1">Name</text:span><text:line-break/></text:p>
      <text:p text:style-name="P1"><text:span text:style-name="T1">Vehicle</text:span><text:line-break/><text:span text:style-name="T1">id</text:span><text:line-break/><text:span text:style-name="T1">Name</text:span><text:line-break/><text:span text:style-name="T1">VehicleTypeId</text:span></text:p>
      <text:p text:style-name="P3"/>
      <text:p text:style-name="P3">TimeTable</text:p>
      <text:p text:style-name="P3">id</text:p>
      <text:p text:style-name="P3">Name</text:p>
      <text:p text:style-name="P3">StartStopTime</text:p>
      <text:p text:style-name="P3">RouteId</text:p>
      <text:p text:style-name="P1"><text:line-break/></text:p>
      <text:p text:style-name="P1"/>
      <text:p text:style-name="P1"/>
      <text:p text:style-name="P1">Route</text:p>
      <text:p text:style-name="P1"/>
      <text:p text:style-name="P1">+GetStops</text:p>
      <text:p text:style-name="P1">+CalculateTravelTime</text:p>
      <text:p text:style-name="P1">+PopulateRoutePlan</text:p>
      <text:p text:style-name="P1"/>
      <text:p text:style-name="P1"/>
      <text:p text:style-name="P1"/>
      <text:p text:style-name="P1">Train</text:p>
      <text:p text:style-name="P1">+BuildTrain</text:p>
      <text:p text:style-name="P1">+GetTrainSpeed</text:p>
      <text:p text:style-name="P1"/>
      <text:p text:style-name="P1">Stop</text:p>
      <text:p text:style-name="P1">+CalculateStopTime</text:p>
      <text:p text:style-name="P1"/>
      <text:p text:style-name="P1">TimeTable</text:p>
      <text:p text:style-name="P1">+BuildTimeTable</text:p>
      <text:p text:style-name="P1">+ReadTime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6M11S</meta:editing-duration>
    <meta:editing-cycles>14</meta:editing-cycles>
    <meta:generator>OpenOffice/4.1.3$Win32 OpenOffice.org_project/413m1$Build-9783</meta:generator>
    <dc:date>2018-11-04T16:41:09.80</dc:date>
    <dc:creator>Jon Bulmer</dc:creator>
    <meta:document-statistic meta:table-count="0" meta:image-count="0" meta:object-count="0" meta:page-count="1" meta:paragraph-count="27" meta:word-count="103" meta:character-count="725"/>
    <meta:user-defined meta:name="Info 1"/>
    <meta:user-defined meta:name="Info 2"/>
    <meta:user-defined meta:name="Info 3"/>
    <meta:user-defined meta:name="Info 4"/>
  </office:meta>
</office:document-meta>
</file>